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_512" table:style-name="ta1">
        <table:shapes>
          <draw:frame draw:z-index="0" draw:style-name="gr1" draw:text-style-name="P1" svg:width="159.99mm" svg:height="89.99mm" svg:x="151.08mm" svg:y="44.32mm">
            <draw:object draw:notify-on-update-of-ranges="first_512.A2:first_512.A4 first_512.R2:first_512.R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THREAD_COUNT</text:p>
          </table:table-cell>
          <table:table-cell office:value-type="string" calcext:value-type="string">
            <text:p>ALL TIMES ARE IN SECONDS</text:p>
          </table:table-cell>
          <table:table-cell table:number-columns-repeated="15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6" calcext:value-type="float">
            <text:p>0.0076</text:p>
          </table:table-cell>
          <table:table-cell table:number-columns-repeated="3" office:value-type="float" office:value="0.0124" calcext:value-type="float">
            <text:p>0.0124</text:p>
          </table:table-cell>
          <table:table-cell table:number-columns-repeated="2" office:value-type="float" office:value="0.0126" calcext:value-type="float">
            <text:p>0.012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.0121" calcext:value-type="float">
            <text:p>0.012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26" calcext:value-type="float">
            <text:p>0.0126</text:p>
          </table:table-cell>
          <table:table-cell table:formula="of:=AVERAGE([.B2:.Q2])" office:value-type="float" office:value="0.012025" calcext:value-type="float">
            <text:p>0.0120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45" calcext:value-type="float">
            <text:p>0.0545</text:p>
          </table:table-cell>
          <table:table-cell table:formula="of:=AVERAGE([.B3:.Q3])" office:value-type="float" office:value="0.051175" calcext:value-type="float">
            <text:p>0.051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4" calcext:value-type="float">
            <text:p>0.064</text:p>
          </table:table-cell>
          <table:table-cell table:formula="of:=AVERAGE([.B4:.Q4])" office:value-type="float" office:value="0.06629375" calcext:value-type="float">
            <text:p>0.06629375</text:p>
          </table:table-cell>
        </table:table-row>
      </table:table>
      <table:table table:name="best_512" table:style-name="ta1">
        <table:shapes>
          <draw:frame draw:z-index="0" draw:style-name="gr1" draw:text-style-name="P1" svg:width="159.99mm" svg:height="89.99mm" svg:x="127.1mm" svg:y="39.53mm">
            <draw:object draw:notify-on-update-of-ranges="best_512.A2:best_512.A4 best_512.R2:best_512.R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HREAD_COUNT</text:p>
          </table:table-cell>
          <table:table-cell office:value-type="string" calcext:value-type="string">
            <text:p>ALL TIMES ARE IN SECONDS</text:p>
          </table:table-cell>
          <table:table-cell table:number-columns-repeated="15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5" calcext:value-type="float">
            <text:p>0.0115</text:p>
          </table:table-cell>
          <table:table-cell table:number-columns-repeated="2" office:value-type="float" office:value="0.0109" calcext:value-type="float">
            <text:p>0.010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formula="of:=AVERAGE([.B2:.Q2])" office:value-type="float" office:value="0.01076875" calcext:value-type="float">
            <text:p>0.0107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72" calcext:value-type="float">
            <text:p>0.0472</text:p>
          </table:table-cell>
          <table:table-cell table:formula="of:=AVERAGE([.B3:.Q3])" office:value-type="float" office:value="0.0494875" calcext:value-type="float">
            <text:p>0.0494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6" calcext:value-type="float">
            <text:p>0.0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506" calcext:value-type="float">
            <text:p>0.0506</text:p>
          </table:table-cell>
          <table:table-cell table:formula="of:=AVERAGE([.B4:.Q4])" office:value-type="float" office:value="0.10204375" calcext:value-type="float">
            <text:p>0.10204375</text:p>
          </table:table-cell>
        </table:table-row>
      </table:table>
      <table:table table:name="worst_512" table:style-name="ta1">
        <table:shapes>
          <draw:frame draw:z-index="0" draw:style-name="gr1" draw:text-style-name="P1" svg:width="159.99mm" svg:height="89.99mm" svg:x="163.72mm" svg:y="45.1mm">
            <draw:object draw:notify-on-update-of-ranges="worst_512.A2:worst_512.A4 worst_512.R2:worst_512.R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HREAD_COUNT</text:p>
          </table:table-cell>
          <table:table-cell office:value-type="string" calcext:value-type="string">
            <text:p>ALL TIMES ARE IN SECONDS</text:p>
          </table:table-cell>
          <table:table-cell table:number-columns-repeated="15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39" calcext:value-type="float">
            <text:p>0.003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3" calcext:value-type="float">
            <text:p>0.0033</text:p>
          </table:table-cell>
          <table:table-cell table:formula="of:=AVERAGE([.B2:.Q2])" office:value-type="float" office:value="0.003525" calcext:value-type="float">
            <text:p>0.003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6" calcext:value-type="float">
            <text:p>0.036</text:p>
          </table:table-cell>
          <table:table-cell table:number-columns-repeated="3" office:value-type="float" office:value="0.034" calcext:value-type="float">
            <text:p>0.034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4" calcext:value-type="float">
            <text:p>0.04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84" calcext:value-type="float">
            <text:p>0.0384</text:p>
          </table:table-cell>
          <table:table-cell table:formula="of:=AVERAGE([.B3:.Q3])" office:value-type="float" office:value="0.0355875" calcext:value-type="float">
            <text:p>0.0355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88" calcext:value-type="float">
            <text:p>0.0588</text:p>
          </table:table-cell>
          <table:table-cell table:formula="of:=AVERAGE([.B4:.Q4])" office:value-type="float" office:value="0.0552625" calcext:value-type="float">
            <text:p>0.0552625</text:p>
          </table:table-cell>
        </table:table-row>
      </table:table>
      <table:table table:name="first_4096" table:style-name="ta1">
        <table:shapes>
          <draw:frame draw:z-index="0" draw:style-name="gr1" draw:text-style-name="P1" svg:width="159.99mm" svg:height="89.99mm" svg:x="156.02mm" svg:y="48.03mm">
            <draw:object draw:notify-on-update-of-ranges="first_4096.A2:first_4096.A4 first_4096.R2:first_4096.R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HREAD_COUNT</text:p>
          </table:table-cell>
          <table:table-cell office:value-type="string" calcext:value-type="string">
            <text:p>ALL TIMES ARE IN SECONDS</text:p>
          </table:table-cell>
          <table:table-cell table:number-columns-repeated="15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67" calcext:value-type="float">
            <text:p>0.0567</text:p>
          </table:table-cell>
          <table:table-cell table:formula="of:=AVERAGE([.B2:.Q2])" office:value-type="float" office:value="0.05521875" calcext:value-type="float">
            <text:p>0.05521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1006" calcext:value-type="float">
            <text:p>0.1006</text:p>
          </table:table-cell>
          <table:table-cell table:formula="of:=AVERAGE([.B3:.Q3])" office:value-type="float" office:value="0.10425" calcext:value-type="float">
            <text:p>0.10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1557" calcext:value-type="float">
            <text:p>0.1557</text:p>
          </table:table-cell>
          <table:table-cell table:number-columns-repeated="2" office:value-type="float" office:value="0.1422" calcext:value-type="float">
            <text:p>0.1422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1485" calcext:value-type="float">
            <text:p>0.1485</text:p>
          </table:table-cell>
          <table:table-cell table:formula="of:=AVERAGE([.B4:.Q4])" office:value-type="float" office:value="0.15245625" calcext:value-type="float">
            <text:p>0.15245625</text:p>
          </table:table-cell>
        </table:table-row>
      </table:table>
      <table:table table:name="best_4096" table:style-name="ta1">
        <table:shapes>
          <draw:frame draw:z-index="0" draw:style-name="gr1" draw:text-style-name="P1" svg:width="159.99mm" svg:height="89.99mm" svg:x="130.96mm" svg:y="46.43mm">
            <draw:object draw:notify-on-update-of-ranges="best_4096.A2:best_4096.A4 best_4096.R2:best_4096.R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HREAD_COUNT</text:p>
          </table:table-cell>
          <table:table-cell office:value-type="string" calcext:value-type="string">
            <text:p>ALL TIMES ARE IN SECONDS</text:p>
          </table:table-cell>
          <table:table-cell table:number-columns-repeated="15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8" calcext:value-type="float">
            <text:p>0.08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98" calcext:value-type="float">
            <text:p>0.0798</text:p>
          </table:table-cell>
          <table:table-cell table:formula="of:=AVERAGE([.B2:.Q2])" office:value-type="float" office:value="0.0792625" calcext:value-type="float">
            <text:p>0.0792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1738" calcext:value-type="float">
            <text:p>0.1738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1738" calcext:value-type="float">
            <text:p>0.1738</text:p>
          </table:table-cell>
          <table:table-cell table:formula="of:=AVERAGE([.B3:.Q3])" office:value-type="float" office:value="0.1704875" calcext:value-type="float">
            <text:p>0.1704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934" calcext:value-type="float">
            <text:p>0.1934</text:p>
          </table:table-cell>
          <table:table-cell table:formula="of:=AVERAGE([.B4:.Q4])" office:value-type="float" office:value="0.21558125" calcext:value-type="float">
            <text:p>0.21558125</text:p>
          </table:table-cell>
        </table:table-row>
      </table:table>
      <table:table table:name="worst_4096" table:style-name="ta1">
        <table:shapes>
          <draw:frame draw:z-index="0" draw:style-name="gr1" draw:text-style-name="P1" svg:width="159.99mm" svg:height="89.99mm" svg:x="138.68mm" svg:y="42.98mm">
            <draw:object draw:notify-on-update-of-ranges="worst_4096.A2:worst_4096.A4 worst_4096.R2:worst_4096.R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THREAD_COUNT</text:p>
          </table:table-cell>
          <table:table-cell office:value-type="string" calcext:value-type="string">
            <text:p>ALL TIMES ARE IN SECONDS</text:p>
          </table:table-cell>
          <table:table-cell table:number-columns-repeated="15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12" calcext:value-type="float">
            <text:p>0.0512</text:p>
          </table:table-cell>
          <table:table-cell table:formula="of:=AVERAGE([.B2:.Q2])" office:value-type="float" office:value="0.049675" calcext:value-type="float">
            <text:p>0.049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1701" calcext:value-type="float">
            <text:p>0.1701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1677" calcext:value-type="float">
            <text:p>0.1677</text:p>
          </table:table-cell>
          <table:table-cell table:formula="of:=AVERAGE([.B3:.Q3])" office:value-type="float" office:value="0.16745" calcext:value-type="float">
            <text:p>0.16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1956" calcext:value-type="float">
            <text:p>0.1956</text:p>
          </table:table-cell>
          <table:table-cell table:formula="of:=AVERAGE([.B4:.Q4])" office:value-type="float" office:value="0.20194375" calcext:value-type="float">
            <text:p>0.20194375</text:p>
          </table:table-cell>
        </table:table-row>
      </table:table>
      <table:table table:name="first_10k" table:style-name="ta1">
        <table:table-column table:style-name="co3" table:default-cell-style-name="Default"/>
        <table:table-row table:style-name="ro1">
          <table:table-cell/>
        </table:table-row>
      </table:table>
      <table:table table:name="best_10k" table:style-name="ta1">
        <table:table-column table:style-name="co3" table:default-cell-style-name="Default"/>
        <table:table-row table:style-name="ro1">
          <table:table-cell/>
        </table:table-row>
      </table:table>
      <table:table table:name="worst_10k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01:45:09.663917831</meta:creation-date>
    <dc:date>2019-10-17T02:32:17.154540394</dc:date>
    <meta:editing-duration>PT25M5S</meta:editing-duration>
    <meta:editing-cycles>5</meta:editing-cycles>
    <meta:generator>LibreOffice/6.3.2.2$Linux_X86_64 LibreOffice_project/30$Build-2</meta:generator>
    <meta:document-statistic meta:table-count="9" meta:cell-count="342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First Fit Algorithm</text:p>
        </chart:title>
        <chart:subtitle svg:x="6.17cm" svg:y="1.275cm" chart:style-name="ch3">
          <text:p>512 initial allocations</text:p>
        </chart:subtitle>
        <chart:legend chart:legend-position="end" svg:x="13.148cm" svg:y="4.201cm" style:legend-expansion="high" chart:style-name="ch4"/>
        <chart:plot-area chart:style-name="ch5" table:cell-range-address="first_512.A2:first_512.A4 first_512.R2:first_512.R4" svg:x="1.331cm" svg:y="2.138cm" svg:width="11.497cm" svg:height="5.701cm">
          <chartooo:coordinate-region svg:x="2.243cm" svg:y="2.338cm" svg:width="10.491cm" svg:height="4.854cm"/>
          <chart:axis chart:dimension="x" chart:name="primary-x" chart:style-name="ch6">
            <chart:title svg:x="5.633cm" svg:y="8.019cm" chart:style-name="ch7">
              <text:p>Number of Threads</text:p>
            </chart:title>
          </chart:axis>
          <chart:axis chart:dimension="y" chart:name="primary-y" chart:style-name="ch6">
            <chart:title svg:x="0.451cm" svg:y="6.567cm" chart:style-name="ch8">
              <text:p>Average test run time</text:p>
            </chart:title>
            <chart:grid chart:style-name="ch9" chart:class="major"/>
          </chart:axis>
          <chart:series chart:style-name="ch10" chart:values-cell-range-address="first_512.R2:first_512.R4" chart:class="chart:scatter">
            <chart:domain table:cell-range-address="first_512.A2:first_512.A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rst_512.A2:first_512.A4</svg:desc>
                </draw:g>
              </table:table-cell>
              <table:table-cell office:value-type="float" office:value="0.012025">
                <text:p>0.012025</text:p>
                <draw:g>
                  <svg:desc>first_512.R2:first_512.R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51175">
                <text:p>0.05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6629375">
                <text:p>0.0662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Best Fit Allocation</text:p>
        </chart:title>
        <chart:subtitle svg:x="5.826cm" svg:y="1.275cm" chart:style-name="ch3">
          <text:p>For 512 initial allocations</text:p>
        </chart:subtitle>
        <chart:legend chart:legend-position="end" svg:x="13.148cm" svg:y="4.201cm" style:legend-expansion="high" chart:style-name="ch4"/>
        <chart:plot-area chart:style-name="ch5" table:cell-range-address="best_512.A2:best_512.A4 best_512.R2:best_512.R4" svg:x="1.331cm" svg:y="2.138cm" svg:width="11.497cm" svg:height="5.701cm">
          <chartooo:coordinate-region svg:x="2.243cm" svg:y="2.337cm" svg:width="10.491cm" svg:height="4.855cm"/>
          <chart:axis chart:dimension="x" chart:name="primary-x" chart:style-name="ch6">
            <chart:title svg:x="5.633cm" svg:y="8.019cm" chart:style-name="ch7">
              <text:p>Number of Threads</text:p>
            </chart:title>
          </chart:axis>
          <chart:axis chart:dimension="y" chart:name="primary-y" chart:style-name="ch6">
            <chart:title svg:x="0.451cm" svg:y="6.567cm" chart:style-name="ch8">
              <text:p>Average test run time</text:p>
            </chart:title>
            <chart:grid chart:style-name="ch9" chart:class="major"/>
          </chart:axis>
          <chart:series chart:style-name="ch10" chart:values-cell-range-address="best_512.R2:best_512.R4" chart:class="chart:scatter">
            <chart:domain table:cell-range-address="best_512.A2:best_512.A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512.A2:best_512.A4</svg:desc>
                </draw:g>
              </table:table-cell>
              <table:table-cell office:value-type="float" office:value="0.01076875">
                <text:p>0.01076875</text:p>
                <draw:g>
                  <svg:desc>best_512.R2:best_512.R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494875">
                <text:p>0.0494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0204375">
                <text:p>0.10204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Worst Fit Allocation</text:p>
        </chart:title>
        <chart:subtitle svg:x="5.826cm" svg:y="1.275cm" chart:style-name="ch3">
          <text:p>For 512 initial allocations</text:p>
        </chart:subtitle>
        <chart:legend chart:legend-position="end" svg:x="13.148cm" svg:y="4.201cm" style:legend-expansion="high" chart:style-name="ch4"/>
        <chart:plot-area chart:style-name="ch5" table:cell-range-address="worst_512.A2:worst_512.A4 worst_512.R2:worst_512.R4" svg:x="1.331cm" svg:y="2.138cm" svg:width="11.497cm" svg:height="5.701cm">
          <chartooo:coordinate-region svg:x="2.243cm" svg:y="2.337cm" svg:width="10.491cm" svg:height="4.855cm"/>
          <chart:axis chart:dimension="x" chart:name="primary-x" chart:style-name="ch6">
            <chart:title svg:x="5.633cm" svg:y="8.019cm" chart:style-name="ch7">
              <text:p>Number of Threads</text:p>
            </chart:title>
          </chart:axis>
          <chart:axis chart:dimension="y" chart:name="primary-y" chart:style-name="ch6">
            <chart:title svg:x="0.451cm" svg:y="6.567cm" chart:style-name="ch8">
              <text:p>Average test run time</text:p>
            </chart:title>
            <chart:grid chart:style-name="ch9" chart:class="major"/>
          </chart:axis>
          <chart:series chart:style-name="ch10" chart:values-cell-range-address="worst_512.R2:worst_512.R4" chart:class="chart:scatter">
            <chart:domain table:cell-range-address="worst_512.A2:worst_512.A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orst_512.A2:worst_512.A4</svg:desc>
                </draw:g>
              </table:table-cell>
              <table:table-cell office:value-type="float" office:value="0.003525">
                <text:p>0.003525</text:p>
                <draw:g>
                  <svg:desc>worst_512.R2:worst_512.R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55875">
                <text:p>0.0355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552625">
                <text:p>0.0552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First Fit Allocation</text:p>
        </chart:title>
        <chart:subtitle svg:x="5.72cm" svg:y="1.275cm" chart:style-name="ch3">
          <text:p>For 4096 initial allocations</text:p>
        </chart:subtitle>
        <chart:legend chart:legend-position="end" svg:x="13.148cm" svg:y="4.201cm" style:legend-expansion="high" chart:style-name="ch4"/>
        <chart:plot-area chart:style-name="ch5" table:cell-range-address="first_4096.A2:first_4096.A4 first_4096.R2:first_4096.R4" chart:data-source-has-labels="column" svg:x="1.331cm" svg:y="2.138cm" svg:width="11.497cm" svg:height="5.701cm">
          <chartooo:coordinate-region svg:x="2.243cm" svg:y="2.337cm" svg:width="10.491cm" svg:height="4.855cm"/>
          <chart:axis chart:dimension="x" chart:name="primary-x" chart:style-name="ch6" chartooo:axis-type="auto">
            <chartooo:date-scale/>
            <chart:title svg:x="5.633cm" svg:y="8.019cm" chart:style-name="ch7">
              <text:p>Number of Threads</text:p>
            </chart:title>
            <chart:categories table:cell-range-address="first_4096.A2:first_4096.A4"/>
          </chart:axis>
          <chart:axis chart:dimension="y" chart:name="primary-y" chart:style-name="ch6">
            <chart:title svg:x="0.451cm" svg:y="6.567cm" chart:style-name="ch8">
              <text:p>Average test run time</text:p>
            </chart:title>
            <chart:grid chart:style-name="ch9" chart:class="major"/>
          </chart:axis>
          <chart:series chart:style-name="ch10" chart:values-cell-range-address="first_4096.R2:first_4096.R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rst_4096.A2:first_4096.A4</svg:desc>
                </draw:g>
              </table:table-cell>
              <table:table-cell office:value-type="float" office:value="0.05521875">
                <text:p>0.05521875</text:p>
                <draw:g>
                  <svg:desc>first_4096.R2:first_4096.R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25">
                <text:p>0.104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245625">
                <text:p>0.1524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Best Fit Allocation</text:p>
        </chart:title>
        <chart:subtitle svg:x="5.72cm" svg:y="1.275cm" chart:style-name="ch3">
          <text:p>For 4096 initial allocations</text:p>
        </chart:subtitle>
        <chart:legend chart:legend-position="end" svg:x="13.148cm" svg:y="4.201cm" style:legend-expansion="high" chart:style-name="ch4"/>
        <chart:plot-area chart:style-name="ch5" table:cell-range-address="best_4096.A2:best_4096.A4 best_4096.R2:best_4096.R4" chart:data-source-has-labels="column" svg:x="1.331cm" svg:y="2.138cm" svg:width="11.497cm" svg:height="5.701cm">
          <chartooo:coordinate-region svg:x="2.243cm" svg:y="2.337cm" svg:width="10.491cm" svg:height="4.855cm"/>
          <chart:axis chart:dimension="x" chart:name="primary-x" chart:style-name="ch6" chartooo:axis-type="auto">
            <chart:title svg:x="5.633cm" svg:y="8.019cm" chart:style-name="ch7">
              <text:p>Number of Threads</text:p>
            </chart:title>
            <chart:categories table:cell-range-address="best_4096.A2:best_4096.A4"/>
          </chart:axis>
          <chart:axis chart:dimension="y" chart:name="primary-y" chart:style-name="ch6">
            <chart:title svg:x="0.451cm" svg:y="6.567cm" chart:style-name="ch8">
              <text:p>Average test run time</text:p>
            </chart:title>
            <chart:grid chart:style-name="ch9" chart:class="major"/>
          </chart:axis>
          <chart:series chart:style-name="ch10" chart:values-cell-range-address="best_4096.R2:best_4096.R4" chart:class="chart:scatter">
            <chart:domain table:cell-range-address="best_4096.A2:best_4096.A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st_4096.A2:best_4096.A4</svg:desc>
                </draw:g>
              </table:table-cell>
              <table:table-cell office:value-type="float" office:value="0.0792625">
                <text:p>0.0792625</text:p>
                <draw:g>
                  <svg:desc>best_4096.R2:best_4096.R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04875">
                <text:p>0.1704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558125">
                <text:p>0.21558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Worst Fit Allocation</text:p>
        </chart:title>
        <chart:subtitle svg:x="5.72cm" svg:y="1.275cm" chart:style-name="ch3">
          <text:p>For 4096 initial allocations</text:p>
        </chart:subtitle>
        <chart:legend chart:legend-position="end" svg:x="13.148cm" svg:y="4.201cm" style:legend-expansion="high" chart:style-name="ch4"/>
        <chart:plot-area chart:style-name="ch5" table:cell-range-address="worst_4096.A2:worst_4096.A4 worst_4096.R2:worst_4096.R4" svg:x="1.331cm" svg:y="2.138cm" svg:width="11.497cm" svg:height="5.701cm">
          <chartooo:coordinate-region svg:x="2.243cm" svg:y="2.337cm" svg:width="10.491cm" svg:height="4.855cm"/>
          <chart:axis chart:dimension="x" chart:name="primary-x" chart:style-name="ch6">
            <chart:title svg:x="5.633cm" svg:y="8.019cm" chart:style-name="ch7">
              <text:p>Number of Threads</text:p>
            </chart:title>
          </chart:axis>
          <chart:axis chart:dimension="y" chart:name="primary-y" chart:style-name="ch6">
            <chart:title svg:x="0.451cm" svg:y="6.567cm" chart:style-name="ch8">
              <text:p>Average test run time</text:p>
            </chart:title>
            <chart:grid chart:style-name="ch9" chart:class="major"/>
          </chart:axis>
          <chart:series chart:style-name="ch10" chart:values-cell-range-address="worst_4096.R2:worst_4096.R4" chart:class="chart:scatter">
            <chart:domain table:cell-range-address="worst_4096.A2:worst_4096.A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orst_4096.A2:worst_4096.A4</svg:desc>
                </draw:g>
              </table:table-cell>
              <table:table-cell office:value-type="float" office:value="0.049675">
                <text:p>0.049675</text:p>
                <draw:g>
                  <svg:desc>worst_4096.R2:worst_4096.R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16745">
                <text:p>0.16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0194375">
                <text:p>0.201943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